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B00000079CDF8C74ED87932C2F.png" manifest:media-type="image/png"/>
  <manifest:file-entry manifest:full-path="Pictures/10000001000000E9000000F01C60AC3BFB9286AB.png" manifest:media-type="image/png"/>
  <manifest:file-entry manifest:full-path="Pictures/1000000100000099000000296838D72E21F0100A.png" manifest:media-type="image/png"/>
  <manifest:file-entry manifest:full-path="Pictures/10002B1700000FD00000043D17181B6A0FAF0904.svg" manifest:media-type="image/svg+xml"/>
  <manifest:file-entry manifest:full-path="Pictures/10000001000004B0000001A28AFC806AAC47517B.png" manifest:media-type="image/png"/>
  <manifest:file-entry manifest:full-path="Pictures/100000010000022C00000070BB5AE046DA0BAEA7.png" manifest:media-type="image/png"/>
  <manifest:file-entry manifest:full-path="Pictures/10000001000004B200000135691CE44A7A619FB2.png" manifest:media-type="image/png"/>
  <manifest:file-entry manifest:full-path="Pictures/1000000100000280000000878887A1D51A6F5B6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129cm" fo:min-width="8.467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standard">
      <style:graphic-properties svg:stroke-width="0.102cm" svg:stroke-color="#2496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2.56cm" fo:min-width="2.601cm" fo:padding-top="0.15cm" fo:padding-bottom="0.15cm" fo:padding-left="0.275cm" fo:padding-right="0.275cm" style:writing-mode="lr-tb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5.115cm" fo:min-width="5.292cm" fo:padding-top="0.15cm" fo:padding-bottom="0.15cm" fo:padding-left="0.275cm" fo:padding-right="0.275cm" style:writing-mode="lr-tb"/>
      <style:paragraph-properties style:writing-mode="lr-tb"/>
    </style:style>
    <style:style style:name="gr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475cm" fo:min-width="1.737cm" fo:padding-top="0.15cm" fo:padding-bottom="0.15cm" fo:padding-left="0.275cm" fo:padding-right="0.275cm" style:writing-mode="lr-tb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03cm" draw:shadow-offset-y="0.203cm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637cm" fo:min-width="8.467cm" fo:padding-top="0.15cm" fo:padding-bottom="0.15cm" fo:padding-left="0.275cm" fo:padding-right="0.275cm" style:writing-mode="lr-tb"/>
      <style:paragraph-properties style:writing-mode="lr-tb"/>
    </style:style>
    <style:style style:name="gr10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1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 style:writing-mode="lr-tb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 style:writing-mode="lr-tb"/>
      <style:paragraph-properties style:writing-mode="lr-tb"/>
    </style:style>
    <style:style style:name="gr13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4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 style:writing-mode="lr-tb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9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 style:writing-mode="lr-tb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4.199cm" draw:shadow-offset-x="0.203cm" draw:shadow-offset-y="0.203cm" draw:shadow-opacity="50%"/>
    </style:style>
    <style:style style:name="gr22" style:family="graphic">
      <style:graphic-properties style:writing-mode="lr-tb"/>
    </style:style>
    <style:style style:name="gr2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716cm" fo:min-width="0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29cm" fo:min-width="1.887cm" fo:padding-top="0.15cm" fo:padding-bottom="0.15cm" fo:padding-left="0.275cm" fo:padding-right="0.275cm" style:writing-mode="lr-tb"/>
      <style:paragraph-properties style:writing-mode="lr-tb"/>
    </style:style>
    <style:style style:name="gr27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8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30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Source Code Pro1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style:font-name="Cantarell"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style:font-name="Cantarell" fo:font-size="16pt" style:font-size-asian="16pt" style:font-size-complex="16pt"/>
    </style:style>
    <style:style style:name="P7" style:family="paragraph"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9" style:family="paragraph">
      <style:paragraph-properties fo:text-align="center" style:writing-mode="lr-tb"/>
      <style:text-properties style:font-name="Cantarell"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style:font-name="Cantarell"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solid" draw:fill-color="#729fcf"/>
      <style:paragraph-properties fo:text-align="center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4" style:family="paragraph">
      <loext:graphic-properties draw:fill-color="#dcdcdc"/>
      <style:paragraph-properties fo:text-align="center" style:writing-mode="lr-tb"/>
      <style:text-properties style:font-name="Cantarell" fo:font-size="16pt" style:font-size-asian="16pt" style:font-size-complex="16pt"/>
    </style:style>
    <style:style style:name="P15" style:family="paragraph">
      <style:paragraph-properties fo:text-align="center" style:writing-mode="lr-tb"/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P17" style:family="paragraph">
      <loext:graphic-properties draw:fill-color="#eeeeee"/>
      <style:paragraph-properties fo:text-align="center" style:writing-mode="lr-tb"/>
      <style:text-properties fo:color="#808080" loext:opacity="100%" loext:color-lum-mod="100%" loext:color-lum-off="0%" style:font-name="Cantarell" fo:font-size="16pt" style:letter-kerning="true" style:font-name-asian="Source Han Sans CN" style:font-size-asian="16pt" style:font-name-complex="Arial Unicode MS" style:font-size-complex="16pt"/>
    </style:style>
    <style:style style:name="P18" style:family="paragraph">
      <loext:graphic-properties draw:fill="solid" draw:fill-color="#729fcf"/>
      <style:paragraph-properties fo:text-align="center">
        <style:tab-stops/>
      </style:paragraph-properties>
      <style:text-properties style:font-name="Source Code Pro1" fo:font-size="14pt" style:font-size-asian="14pt" style:font-size-complex="14pt"/>
    </style:style>
    <style:style style:name="P19" style:family="paragraph">
      <loext:graphic-properties draw:fill="solid" draw:fill-color="#729fcf"/>
      <style:paragraph-properties fo:text-align="center">
        <style:tab-stops/>
      </style:paragraph-properties>
      <style:text-properties style:font-name="Source Code Pro1" fo:font-size="14pt" style:letter-kerning="true" style:font-name-asian="Source Han Sans CN" style:font-size-asian="14pt" style:font-name-complex="Arial Unicode MS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style:font-name="Source Code Pro1" fo:font-size="14pt" style:font-size-asian="14pt" style:font-size-complex="14pt"/>
    </style:style>
    <style:style style:name="P22" style:family="paragraph">
      <style:paragraph-properties fo:margin-left="0cm" fo:margin-right="0cm" fo:text-align="center" fo:text-indent="0cm" style:writing-mode="lr-tb"/>
      <style:text-properties fo:color="#808080" loext:opacity="100%" style:font-name="Cantarell" fo:font-size="16pt" style:font-size-asian="16pt" style:font-size-complex="16pt"/>
    </style:style>
    <style:style style:name="P23" style:family="paragraph">
      <loext:graphic-properties draw:fill-color="#ffffff"/>
      <style:paragraph-properties fo:text-align="center" style:writing-mode="lr-tb"/>
      <style:text-properties fo:color="#808080" loext:opacity="100%" loext:color-lum-mod="100%" loext:color-lum-off="0%" style:font-name="Cantarell" fo:font-size="16pt" style:font-size-asian="16pt" style:font-size-complex="16pt"/>
    </style:style>
    <style:style style:name="P24" style:family="paragraph">
      <loext:graphic-properties draw:fill="solid" draw:fill-color="#ffffff" draw:opacity="50%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style:font-name="Source Code Pro1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style:style style:name="P28" style:family="paragraph">
      <loext:graphic-properties draw:fill="none" draw:fill-color="#ffffff"/>
      <style:paragraph-properties fo:text-align="center"/>
      <style:text-properties style:font-name="Cantarell" fo:font-size="16pt" style:font-size-asian="16pt" style:font-size-complex="16pt"/>
    </style:style>
    <style:style style:name="P29" style:family="paragraph">
      <style:paragraph-properties fo:text-align="start">
        <style:tab-stops/>
      </style:paragraph-properties>
    </style:style>
    <style:style style:name="P30" style:family="paragraph">
      <loext:graphic-properties draw:fill="solid" draw:fill-color="#729fcf"/>
      <style:paragraph-properties fo:text-align="start">
        <style:tab-stops/>
      </style:paragraph-properties>
      <style:text-properties style:font-name="Source Code Pro1" fo:font-size="14pt" style:font-size-asian="14pt" style:font-size-complex="14pt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T3" style:family="text">
      <style:text-properties style:font-name="Cantarell" fo:font-size="16pt" style:font-size-asian="16pt" style:font-size-complex="16pt"/>
    </style:style>
    <style:style style:name="T4" style:family="text">
      <style:text-properties style:font-name="Cantarell" fo:font-size="10pt" style:letter-kerning="true" style:font-name-asian="Source Han Sans CN" style:font-size-asian="10pt" style:font-name-complex="Arial Unicode MS" style:font-size-complex="10pt"/>
    </style:style>
    <style:style style:name="T5" style:family="text"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T6" style:family="text"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T7" style:family="text">
      <style:text-properties style:font-name="Source Code Pro1" fo:font-size="14pt" style:letter-kerning="true" style:font-name-asian="Source Han Sans CN" style:font-size-asian="14pt" style:font-name-complex="Arial Unicode MS" style:font-size-complex="14pt"/>
    </style:style>
    <style:style style:name="T8" style:family="text"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svg:x1="23.365cm" svg:y1="5.318cm" svg:x2="23.37cm" svg:y2="16.113cm" draw:start-shape="id1" draw:start-glue-point="2" draw:end-shape="id2" draw:end-glue-point="0" svg:d="M23365 5318v5397h5v5398" svg:viewBox="0 0 6 10796">
          <text:p text:style-name="P1"><text:span text:style-name="T1"><text:s text:c="5"/></text:span><text:span text:style-name="T1">SQL</text:span></text:p>
        </draw:connector>
        <draw:custom-shape draw:style-name="gr2" draw:text-style-name="P3" xml:id="id2" draw:id="id2" draw:layer="layout" svg:width="9.017cm" svg:height="3.429cm" svg:x="18.862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5.969cm" svg:height="2.859cm" svg:x="9.89cm" svg:y="9.89cm">
          <text:p text:style-name="P5"><text:span text:style-name="T2">MQTT </text:span><text:span text:style-name="T2"><text:line-break/></text:span><text:span text:style-name="T2">BROKER</text:span><text:span text:style-name="T2"><text:line-break/></text:span><text:span text:style-name="T2"> 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6" xml:id="id3" draw:id="id3" draw:layer="layout" svg:width="5.842cm" svg:height="5.415cm" svg:x="9.953cm" svg:y="2.824cm">
          <text:p text:style-name="P5"><text:span text:style-name="T3">Ingre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84cm" svg:x="19.3cm" svg:y="16.521cm">
          <text:p text:style-name="P7"><text:span text:style-name="T2">RDBMS</text:span><text:span text:style-name="T2"><text:line-break/></text:span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0" xml:id="id6" draw:id="id6" draw:layer="layout" svg:width="1.905cm" svg:height="2.032cm" svg:x="18.888cm" svg:y="10.906cm">
          <text:p text:style-name="P9"><text:span text:style-name="T4">Telemetry</text:span><text:span text:style-name="T4"><text:line-break/></text:span><text:span text:style-name="T4">Dispatch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5.795cm" svg:y1="5.531cm" svg:x2="18.857cm" svg:y2="8.175cm" draw:start-shape="id3" draw:start-glue-point="1" draw:end-shape="id4" draw:end-glue-point="3" svg:d="M15795 5531h1531v2644h1531" svg:viewBox="0 0 3063 2645">
          <text:p/>
        </draw:connector>
        <draw:custom-shape draw:style-name="gr9" draw:text-style-name="P6" xml:id="id1" draw:id="id1" draw:layer="layout" svg:width="9.017cm" svg:height="3.937cm" svg:x="18.857cm" svg:y="1.381cm">
          <text:p text:style-name="P5"><text:span text:style-name="T2">Web App</text:span><text:span text:style-name="T2"><text:line-break/></text:span><text:span text:style-name="T2">(REST API)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draw:line-skew="-0.571cm" svg:x1="15.859cm" svg:y1="11.32cm" svg:x2="18.888cm" svg:y2="11.922cm" draw:start-shape="id5" draw:start-glue-point="8" draw:end-shape="id6" draw:end-glue-point="3" svg:d="M15859 11320h943v602h2086" svg:viewBox="0 0 3030 603"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><text:s text:c="7"/></text:span><text:span text:style-name="T5">MQTT</text:span><text:span text:style-name="T5"><text:line-break/></text:span><text:span text:style-name="T5"><text:line-break/></text:span><text:span text:style-name="T5"><text:line-break/></text:span><text:span text:style-name="T5"> <text:s/></text:span></text:p>
        </draw:connector>
        <draw:custom-shape draw:style-name="gr11" draw:text-style-name="P14" draw:layer="layout" svg:width="4.572cm" svg:height="3.302cm" svg:x="1.008cm" svg:y="2.397cm">
          <text:p text:style-name="P5"><text:span text:style-name="T3">IoT</text:span></text:p>
          <text:p text:style-name="P5"><text:span text:style-name="T3">HTTP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572cm" svg:height="3.302cm" svg:x="1.008cm" svg:y="5.953cm">
          <text:p text:style-name="P5"><text:span text:style-name="T2">IoT</text:span></text:p>
          <text:p text:style-name="P5"><text:span text:style-name="T2">MQTT-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572cm" svg:height="3.302cm" svg:x="1.008cm" svg:y="16.192cm">
          <text:p text:style-name="P15"><text:span text:style-name="T6">IoT</text:span></text:p>
          <text:p text:style-name="P16"><text:span text:style-name="T6">...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5.699cm" svg:y1="7.223cm" svg:x2="9.763cm" svg:y2="5.318cm">
          <text:p text:style-name="P12"><text:span text:style-name="T7">REST</text:span><text:span text:style-name="T7"><text:line-break/></text:span><text:span text:style-name="T7">HTTP</text:span></text:p>
        </draw:line>
        <draw:line draw:style-name="gr14" draw:text-style-name="P19" draw:layer="layout" svg:x1="5.699cm" svg:y1="11.668cm" svg:x2="10.017cm" svg:y2="7.477cm">
          <text:p text:style-name="P12"><text:span text:style-name="T7"><text:line-break/></text:span><text:span text:style-name="T7">MQTT</text:span></text:p>
        </draw:line>
        <draw:frame draw:style-name="gr15" draw:text-style-name="P20" draw:layer="layout" svg:width="2.987cm" svg:height="0.63cm" svg:x="11.381cm" svg:y="7.296cm">
          <draw:image xlink:href="Pictures/1000000100000280000000878887A1D51A6F5B67.png" xlink:type="simple" xlink:show="embed" xlink:actuate="onLoad" draw:mime-type="image/png">
            <text:p/>
          </draw:image>
        </draw:frame>
        <draw:frame draw:style-name="gr15" draw:text-style-name="P20" draw:layer="layout" svg:width="3.66cm" svg:height="0.737cm" svg:x="10.525cm" svg:y="11.86cm">
          <draw:image xlink:href="Pictures/100000010000022C00000070BB5AE046DA0BAEA7.png" xlink:type="simple" xlink:show="embed" xlink:actuate="onLoad" draw:mime-type="image/png">
            <text:p/>
          </draw:image>
        </draw:frame>
        <draw:frame draw:style-name="gr15" draw:text-style-name="P20" draw:layer="layout" svg:width="3.233cm" svg:height="1.127cm" svg:x="21.749cm" svg:y="4.048cm">
          <draw:image xlink:href="Pictures/10000001000004B0000001A28AFC806AAC47517B.png" xlink:type="simple" xlink:show="embed" xlink:actuate="onLoad" draw:mime-type="image/png">
            <text:p/>
          </draw:image>
        </draw:frame>
        <draw:custom-shape draw:style-name="gr16" draw:text-style-name="P6" xml:id="id8" draw:id="id8" draw:layer="layout" svg:width="5.842cm" svg:height="2.413cm" svg:x="9.89cm" svg:y="14.97cm">
          <text:p text:style-name="P5"><text:span text:style-name="T2">NTP</text:span></text:p>
          <draw:enhanced-geometry svg:viewBox="0 0 21600 21600" draw:type="rectangle" draw:enhanced-path="M 0 0 L 21600 0 21600 21600 0 21600 0 0 Z N"/>
        </draw:custom-shape>
        <draw:line draw:style-name="gr17" draw:text-style-name="P21" draw:layer="layout" svg:x1="5.699cm" svg:y1="3.921cm" svg:x2="9.763cm" svg:y2="4.937cm">
          <text:p text:style-name="P1"><text:span text:style-name="T1"><text:line-break/></text:span><text:span text:style-name="T1">REST</text:span><text:span text:style-name="T1"><text:line-break/></text:span><text:span text:style-name="T1">HTTP</text:span><text:span text:style-name="T1"><text:line-break/></text:span><text:span text:style-name="T1"/></text:p>
        </draw:line>
        <draw:connector draw:style-name="gr18" draw:text-style-name="P18" draw:layer="layout" draw:line-skew="0.076cm" svg:x1="3.294cm" svg:y1="12.811cm" svg:x2="12.811cm" svg:y2="14.97cm" draw:start-shape="id7" draw:start-glue-point="2" draw:end-shape="id8" draw:end-glue-point="0" svg:d="M3294 12811v1143h9517v1016" svg:viewBox="0 0 9518 2160">
          <text:p text:style-name="P12"><text:span text:style-name="T1"/></text:p>
          <text:p text:style-name="P12"><text:span text:style-name="T1">NTP</text:span></text:p>
          <text:p text:style-name="P12"><text:span text:style-name="T1"><text:line-break/></text:span><text:span text:style-name="T1"/></text:p>
        </draw:connector>
        <draw:frame draw:style-name="gr15" draw:text-style-name="P20" draw:layer="layout" svg:width="4.5cm" svg:height="1.156cm" svg:x="9.708cm" svg:y="18.64cm">
          <draw:image xlink:href="Pictures/10000001000004B200000135691CE44A7A619FB2.png" xlink:type="simple" xlink:show="embed" xlink:actuate="onLoad" draw:mime-type="image/png">
            <text:p/>
          </draw:image>
        </draw:frame>
        <draw:frame draw:style-name="gr15" draw:text-style-name="P20" draw:layer="layout" svg:width="4.047cm" svg:height="1.084cm" svg:x="22.715cm" svg:y="18.35cm">
          <draw:image xlink:href="Pictures/10002B1700000FD00000043D17181B6A0FAF0904.svg" xlink:type="simple" xlink:show="embed" xlink:actuate="onLoad" draw:mime-type="image/svg+xml">
            <text:p/>
          </draw:image>
          <draw:image xlink:href="Pictures/1000000100000099000000296838D72E21F0100A.png" xlink:type="simple" xlink:show="embed" xlink:actuate="onLoad" draw:mime-type="image/png"/>
        </draw:frame>
        <draw:frame draw:style-name="gr15" draw:text-style-name="P20" draw:layer="layout" svg:width="0.972cm" svg:height="1.014cm" svg:x="19.943cm" svg:y="18.272cm">
          <draw:image xlink:href="Pictures/10000001000000E9000000F01C60AC3BFB9286AB.png" xlink:type="simple" xlink:show="embed" xlink:actuate="onLoad" draw:mime-type="image/png">
            <text:p/>
          </draw:image>
        </draw:frame>
        <draw:custom-shape draw:style-name="gr11" draw:text-style-name="P14" xml:id="id7" draw:id="id7" draw:layer="layout" svg:width="4.572cm" svg:height="3.302cm" svg:x="1.008cm" svg:y="9.509cm">
          <text:p text:style-name="P5"><text:span text:style-name="T2">IoT</text:span></text:p>
          <text:p text:style-name="P5"><text:span text:style-name="T2">MQTT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5.699cm" svg:y1="10.779cm" svg:x2="9.763cm" svg:y2="6.842cm">
          <text:p text:style-name="P12"><text:span text:style-name="T7">REST</text:span><text:span text:style-name="T7"><text:line-break/></text:span><text:span text:style-name="T7">HTTP</text:span></text:p>
        </draw:line>
        <draw:line draw:style-name="gr19" draw:text-style-name="P18" draw:layer="layout" svg:x1="5.699cm" svg:y1="7.985cm" svg:x2="9.763cm" svg:y2="6.08cm">
          <text:p text:style-name="P12"><text:span text:style-name="T7"/></text:p>
          <text:p text:style-name="P12"><text:span text:style-name="T7">MQTT WS</text:span></text:p>
        </draw:line>
        <draw:custom-shape draw:style-name="gr20" draw:text-style-name="P23" xml:id="id4" draw:id="id4" draw:layer="layout" svg:width="9.017cm" svg:height="3.937cm" svg:x="18.857cm" svg:y="6.207cm">
          <text:p text:style-name="P22"><text:span text:style-name="T6">Web App</text:span><text:span text:style-name="T6"><text:line-break/></text:span><text:span text:style-name="T6">(REST API)</text:span></text:p>
          <text:p text:style-name="P22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0" draw:layer="layout" svg:width="3.233cm" svg:height="1.127cm" svg:x="21.905cm" svg:y="8.874cm">
          <draw:image xlink:href="Pictures/10000001000004B0000001A28AFC806AAC47517B.png" xlink:type="simple" xlink:show="embed" xlink:actuate="onLoad" draw:mime-type="image/png">
            <text:p/>
          </draw:image>
        </draw:frame>
        <draw:custom-shape draw:style-name="gr21" draw:text-style-name="P24" draw:layer="layout" svg:width="4.699cm" svg:height="1.524cm" svg:x="21.016cm" svg:y="8.62cm">
          <text:p/>
          <draw:enhanced-geometry svg:viewBox="0 0 21600 21600" draw:type="rectangle" draw:enhanced-path="M 0 0 L 21600 0 21600 21600 0 21600 0 0 Z N"/>
        </draw:custom-shape>
        <draw:g draw:style-name="gr22">
          <draw:g draw:style-name="gr22">
            <draw:custom-shape draw:style-name="gr23" draw:text-style-name="P25" draw:layer="layout" svg:width="0.381cm" svg:height="1.016cm" svg:x="22.317cm" svg:y="17.1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5" draw:layer="layout" svg:width="0.381cm" svg:height="1.016cm" svg:x="22.825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3.333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3.841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4.349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2">
            <draw:custom-shape draw:style-name="gr23" draw:text-style-name="P25" draw:layer="layout" svg:width="0.381cm" svg:height="1.016cm" svg:x="24.857cm" svg:y="17.1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5" draw:layer="layout" svg:width="0.381cm" svg:height="1.016cm" svg:x="25.365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5.873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6.381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6.889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4" draw:text-style-name="P27" draw:layer="layout" svg:width="1.905cm" svg:height="2.032cm" svg:x="21.074cm" svg:y="10.906cm">
          <text:p text:style-name="P26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svg:x1="12.874cm" svg:y1="8.239cm" svg:x2="12.875cm" svg:y2="9.89cm" draw:start-shape="id3" draw:start-glue-point="2" draw:end-shape="id5" draw:end-glue-point="4" svg:d="M12874 8239v825h1v826" svg:viewBox="0 0 2 1652">
          <text:p text:style-name="P1"><text:span text:style-name="T1"><text:s text:c="12"/></text:span><text:span text:style-name="T1">WebSockets</text:span></text:p>
        </draw:connector>
        <draw:frame draw:style-name="gr25" draw:text-style-name="P28" draw:layer="layout" svg:width="5.08cm" svg:height="0.962cm" svg:x="22.19cm" svg:y="16.132cm">
          <draw:text-box>
            <text:p text:style-name="P1"><text:span text:style-name="T3">Timeseries</text:span></text:p>
          </draw:text-box>
        </draw:frame>
        <draw:custom-shape draw:style-name="gr7" draw:text-style-name="P10" xml:id="id10" draw:id="id10" draw:layer="layout" svg:width="1.905cm" svg:height="2.032cm" svg:x="26.014cm" svg:y="10.906cm">
          <text:p text:style-name="P9"><text:span text:style-name="T4">Telemetry</text:span><text:span text:style-name="T4"><text:line-break/></text:span><text:span text:style-name="T4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xml:id="id9" draw:id="id9" draw:layer="layout" svg:width="4.618cm" svg:height="1.589cm" svg:x="21.193cm" svg:y="13.427cm">
          <text:p text:style-name="P5"><text:span text:style-name="T2">Kafka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text-style-name="P30" draw:layer="layout" draw:line-skew="0.32cm" svg:x1="15.795cm" svg:y1="5.531cm" svg:x2="18.857cm" svg:y2="3.349cm" draw:end-shape="id1" draw:end-glue-point="3" svg:d="M15795 5531h1588v-2182h1474" svg:viewBox="0 0 3063 2183">
          <text:p text:style-name="P29"><text:span text:style-name="T7"><text:s/></text:span></text:p>
          <text:p text:style-name="P29"><text:span text:style-name="T7">REST</text:span></text:p>
          <text:p text:style-name="P29"><text:span text:style-name="T7">HTTP</text:span><text:span text:style-name="T7"><text:line-break/></text:span><text:span text:style-name="T7"/></text:p>
        </draw:connector>
        <draw:connector draw:style-name="gr27" draw:text-style-name="P13" draw:layer="layout" svg:x1="19.84cm" svg:y1="12.938cm" svg:x2="21.193cm" svg:y2="14.222cm" draw:start-shape="id6" draw:start-glue-point="2" draw:end-shape="id9" draw:end-glue-point="5" svg:d="M19840 12938v1284h1353" svg:viewBox="0 0 1354 1285"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><text:s text:c="7"/></text:span><text:span text:style-name="T5"><text:line-break/></text:span><text:span text:style-name="T5"><text:line-break/></text:span><text:span text:style-name="T5"><text:line-break/></text:span><text:span text:style-name="T5"> <text:s/></text:span></text:p>
        </draw:connector>
        <draw:connector draw:style-name="gr28" draw:text-style-name="P13" draw:layer="layout" svg:x1="26.966cm" svg:y1="12.938cm" svg:x2="25.811cm" svg:y2="14.222cm" draw:start-shape="id10" draw:start-glue-point="2" draw:end-shape="id9" draw:end-glue-point="8" svg:d="M26966 12938v1284h-1155" svg:viewBox="0 0 1156 1285"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><text:s text:c="7"/></text:span><text:span text:style-name="T5"><text:line-break/></text:span><text:span text:style-name="T5"><text:line-break/></text:span><text:span text:style-name="T5"><text:line-break/></text:span><text:span text:style-name="T5"> <text:s/></text:span></text:p>
        </draw:connector>
        <draw:custom-shape draw:style-name="gr29" draw:text-style-name="P27" draw:layer="layout" svg:width="1.905cm" svg:height="2.032cm" svg:x="23.89cm" svg:y="10.906cm">
          <text:p text:style-name="P26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30" draw:text-style-name="P13" draw:layer="layout" draw:line-skew="0.115cm" svg:x1="27.919cm" svg:y1="11.922cm" svg:x2="27.879cm" svg:y2="17.827cm" draw:start-shape="id10" draw:start-glue-point="1" draw:end-shape="id2" draw:end-glue-point="1" svg:d="M27919 11922h640v5905h-680" svg:viewBox="0 0 681 5906"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><text:s text:c="7"/></text:span><text:span text:style-name="T5"><text:line-break/></text:span><text:span text:style-name="T5"><text:line-break/></text:span><text:span text:style-name="T5"><text:line-break/></text:span><text:span text:style-name="T5"> <text:s/></text:span></text:p>
        </draw:connector>
        <draw:frame draw:style-name="gr15" draw:text-style-name="P20" draw:layer="layout" svg:width="0.704cm" svg:height="1.143cm" svg:x="24.759cm" svg:y="13.627cm">
          <draw:image xlink:href="Pictures/10000001000004B00000079CDF8C74ED87932C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Viganò</meta:initial-creator>
    <meta:creation-date>2020-06-20T14:46:06.659878995</meta:creation-date>
    <dc:date>2023-09-11T17:38:05.840912393</dc:date>
    <meta:editing-duration>PT1H19M20S</meta:editing-duration>
    <meta:editing-cycles>17</meta:editing-cycles>
    <meta:generator>LibreOffice/7.5.5.2$Linux_X86_64 LibreOffice_project/50$Build-2</meta:generator>
    <dc:creator>Daniele Viganò</dc:creator>
    <meta:document-statistic meta:object-count="54"/>
  </office:meta>
</office:document-meta>
</file>